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S Mincho" svg:font-family="'MS Mincho', 'ＭＳ 明朝'"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automatic-styles>
    <style:style style:name="Table1" style:family="table">
      <style:table-properties style:width="19.858cm" table:align="center"/>
    </style:style>
    <style:style style:name="Table1.A" style:family="table-column">
      <style:table-column-properties style:column-width="3.2cm"/>
    </style:style>
    <style:style style:name="Table1.B" style:family="table-column">
      <style:table-column-properties style:column-width="1.431cm"/>
    </style:style>
    <style:style style:name="Table1.C" style:family="table-column">
      <style:table-column-properties style:column-width="3.491cm"/>
    </style:style>
    <style:style style:name="Table1.D" style:family="table-column">
      <style:table-column-properties style:column-width="1.808cm"/>
    </style:style>
    <style:style style:name="Table1.E" style:family="table-column">
      <style:table-column-properties style:column-width="0.238cm"/>
    </style:style>
    <style:style style:name="Table1.F" style:family="table-column">
      <style:table-column-properties style:column-width="2.085cm"/>
    </style:style>
    <style:style style:name="Table1.G" style:family="table-column">
      <style:table-column-properties style:column-width="1.593cm"/>
    </style:style>
    <style:style style:name="Table1.H" style:family="table-column">
      <style:table-column-properties style:column-width="6.013cm"/>
    </style:style>
    <style:style style:name="Table1.A1" style:family="table-cell">
      <style:table-cell-properties style:vertical-align="top" fo:padding-left="0.191cm" fo:padding-right="0.191cm" fo:padding-top="0cm" fo:padding-bottom="0cm" fo:border-left="none" fo:border-right="none" fo:border-top="none" fo:border-bottom="0.002cm solid #000000"/>
    </style:style>
    <style:style style:name="Table1.B1.1" style:family="table-column">
      <style:table-column-properties style:column-width="2.066cm"/>
    </style:style>
    <style:style style:name="Table1.B1.2" style:family="table-column">
      <style:table-column-properties style:column-width="4.128cm"/>
    </style:style>
    <style:style style:name="Table1.B1.3" style:family="table-column">
      <style:table-column-properties style:column-width="3.217cm"/>
    </style:style>
    <style:style style:name="Table1.B1.4" style:family="table-column">
      <style:table-column-properties style:column-width="7.248cm"/>
    </style:style>
    <style:style style:name="Table1.B1.1" style:family="table-row">
      <style:table-row-properties style:row-height="1.016cm"/>
    </style:style>
    <style:style style:name="Table1.B1.1.1" style:family="table-cell">
      <style:table-cell-properties style:vertical-align="bottom" fo:padding-left="0.191cm" fo:padding-right="0.191cm" fo:padding-top="0cm" fo:padding-bottom="0cm" fo:border-left="none" fo:border-right="none" fo:border-top="none" fo:border-bottom="0.002cm solid #000000"/>
    </style:style>
    <style:style style:name="Table1.B1.3" style:family="table-row">
      <style:table-row-properties style:row-height="2.032cm"/>
    </style:style>
    <style:style style:name="Table2" style:family="table">
      <style:table-properties style:width="19.858cm" table:align="center"/>
    </style:style>
    <style:style style:name="Table2.A" style:family="table-column">
      <style:table-column-properties style:column-width="5.906cm"/>
    </style:style>
    <style:style style:name="Table2.B" style:family="table-column">
      <style:table-column-properties style:column-width="7.4cm"/>
    </style:style>
    <style:style style:name="Table2.C" style:family="table-column">
      <style:table-column-properties style:column-width="1.568cm"/>
    </style:style>
    <style:style style:name="Table2.D" style:family="table-column">
      <style:table-column-properties style:column-width="4.985cm"/>
    </style:style>
    <style:style style:name="Table2.1" style:family="table-row">
      <style:table-row-properties style:row-height="1.016cm"/>
    </style:style>
    <style:style style:name="Table2.A1" style:family="table-cell">
      <style:table-cell-properties style:vertical-align="bottom" fo:padding-left="0.191cm" fo:padding-right="0.191cm" fo:padding-top="0cm" fo:padding-bottom="0cm" fo:border-left="none" fo:border-right="none" fo:border-top="none" fo:border-bottom="0.002cm solid #000000"/>
    </style:style>
    <style:style style:name="Table3" style:family="table">
      <style:table-properties style:width="28.175cm" style:rel-width="100%" table:align="left"/>
    </style:style>
    <style:style style:name="Table3.A" style:family="table-column">
      <style:table-column-properties style:column-width="2.702cm" style:rel-column-width="1532*"/>
    </style:style>
    <style:style style:name="Table3.B" style:family="table-column">
      <style:table-column-properties style:column-width="3.02cm" style:rel-column-width="1712*"/>
    </style:style>
    <style:style style:name="Table3.D" style:family="table-column">
      <style:table-column-properties style:column-width="17.911cm" style:rel-column-width="10151*"/>
    </style:style>
    <style:style style:name="Table3.E" style:family="table-column">
      <style:table-column-properties style:column-width="1.52cm" style:rel-column-width="862*"/>
    </style:style>
    <style:style style:name="Table3.A1" style:family="table-cell">
      <style:table-cell-properties style:vertical-align="top" fo:padding-left="0.191cm" fo:padding-right="0.191cm" fo:padding-top="0cm" fo:padding-bottom="0cm" fo:border-left="0.035cm solid #000000" fo:border-right="none" fo:border-top="0.035cm solid #000000" fo:border-bottom="0.035cm solid #000000"/>
    </style:style>
    <style:style style:name="Table3.E1" style:family="table-cell">
      <style:table-cell-properties style:vertical-align="top" fo:padding-left="0.191cm" fo:padding-right="0.191cm" fo:padding-top="0cm" fo:padding-bottom="0cm" fo:border="0.035cm solid #000000"/>
    </style:style>
    <style:style style:name="Table3.A2" style:family="table-cell">
      <style:table-cell-properties style:vertical-align="top" fo:padding-left="0.191cm" fo:padding-right="0.191cm" fo:padding-top="0cm" fo:padding-bottom="0cm" fo:border-left="0.035cm solid #000000" fo:border-right="none" fo:border-top="none" fo:border-bottom="0.002cm solid #000000"/>
    </style:style>
    <style:style style:name="Table3.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E2" style:family="table-cell">
      <style:table-cell-properties style:vertical-align="top" fo:padding-left="0.191cm" fo:padding-right="0.191cm" fo:padding-top="0cm" fo:padding-bottom="0cm" fo:border-left="0.002cm solid #000000" fo:border-right="0.035cm solid #000000" fo:border-top="none" fo:border-bottom="0.002cm solid #000000"/>
    </style:style>
    <style:style style:name="P1" style:family="paragraph" style:parent-style-name="Title" style:master-page-name="Convert_20_1"/>
    <style:style style:name="P2" style:family="paragraph" style:parent-style-name="Standard">
      <style:text-properties fo:font-size="18pt" style:font-size-asian="18pt"/>
    </style:style>
    <style:style style:name="P3" style:family="paragraph" style:parent-style-name="Heading_20_1">
      <style:paragraph-properties fo:text-align="center" style:justify-single-word="false"/>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Standard">
      <style:text-properties fo:font-weight="bold" style:font-name-asian="MS Mincho" style:font-weight-asian="bold"/>
    </style:style>
    <style:style style:name="P6" style:family="paragraph" style:parent-style-name="Default_20_Text" style:master-page-name="Convert_20_2">
      <style:text-properties fo:font-weight="bold" style:font-weight-asian="bold"/>
    </style:style>
    <style:style style:name="P7" style:family="paragraph" style:parent-style-name="Table_20_Text">
      <style:paragraph-properties fo:text-align="center" style:justify-single-word="false"/>
    </style:style>
    <style:style style:name="T1" style:family="text">
      <style:text-properties fo:font-style="italic" style:text-underline-style="solid" style:text-underline-width="auto" style:text-underline-color="font-color" style:font-style-asian="italic"/>
    </style:style>
    <style:style style:name="T2" style:family="text">
      <style:text-properties fo:font-style="italic" style:font-style-asian="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helter]</text:p>
      <text:p text:style-name="P2"/>
      <text:p text:style-name="P2"/>
      <text:h text:style-name="P3" text:outline-level="1"><text:s/>INSPECTORATE BOARDING RECORD</text:h>
      <text:p text:style-name="Standard"/>
      <text:p text:style-name="Standard">This record is to be maintained in respect of an animal under the control of the Inspectorate. The proforma is to be kept by the carer until the fate of the animal is decided. <text:span text:style-name="T1">Under no circumstances may a dangerous dog or animal be the subject of <text:s/>criminal proceedings be destroyed or otherwise disposed of without the express authority of the Prosecutions Department at Headquarters</text:span><text:span text:style-name="T2">.</text:span></text:p>
      <text:p text:style-name="Standard"/>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Standard">ANIMAL:</text:p>
          </table:table-cell>
          <table:table-cell table:number-columns-spanned="7">
            <table:table table:is-sub-table="true">
              <table:table-column table:style-name="Table1.B1.1"/>
              <table:table-column table:style-name="Table1.B1.2"/>
              <table:table-column table:style-name="Table1.B1.3"/>
              <table:table-column table:style-name="Table1.B1.4"/>
              <table:table-row table:style-name="Table1.B1.1">
                <table:table-cell table:style-name="Table1.B1.1.1" office:value-type="string">
                  <text:p text:style-name="Standard">Species</text:p>
                </table:table-cell>
                <table:table-cell table:style-name="Table1.B1.1.1" office:value-type="string">
                  <text:p text:style-name="P4">&lt;&lt;SpeciesName&gt;&gt;</text:p>
                </table:table-cell>
                <table:table-cell table:style-name="Table1.B1.1.1" office:value-type="string">
                  <text:p text:style-name="Standard">Breed/Type</text:p>
                </table:table-cell>
                <table:table-cell table:style-name="Table1.B1.1.1" office:value-type="string">
                  <text:p text:style-name="P4">&lt;&lt;BreedName&gt;&gt;</text:p>
                </table:table-cell>
              </table:table-row>
              <table:table-row table:style-name="Table1.B1.1">
                <table:table-cell table:style-name="Table1.B1.1.1" office:value-type="string">
                  <text:p text:style-name="Standard">Sex</text:p>
                </table:table-cell>
                <table:table-cell table:style-name="Table1.B1.1.1" office:value-type="string">
                  <text:p text:style-name="P4">&lt;&lt;Sex&gt;&gt;</text:p>
                </table:table-cell>
                <table:table-cell table:style-name="Table1.B1.1.1" office:value-type="string">
                  <text:p text:style-name="Standard">Age</text:p>
                </table:table-cell>
                <table:table-cell table:style-name="Table1.B1.1.1" office:value-type="string">
                  <text:p text:style-name="P4">&lt;&lt;Age&gt;&gt;</text:p>
                </table:table-cell>
              </table:table-row>
              <table:table-row table:style-name="Table1.B1.3">
                <table:table-cell table:style-name="Table1.B1.1.1" office:value-type="string">
                  <text:p text:style-name="Standard">Origin</text:p>
                </table:table-cell>
                <table:table-cell table:style-name="Table1.B1.1.1" table:number-columns-spanned="3" office:value-type="string">
                  <text:p text:style-name="P4">&lt;&lt;OriginalOwnerName&gt;&gt;, &lt;&lt;OriginalOwnerAddress&gt;&gt;, &lt;&lt;OriginalOwnerZipcode&gt;&gt;</text:p>
                </table:table-cell>
                <table:covered-table-cell/>
                <table:covered-table-cell/>
              </table:table-row>
            </table:table>
          </table:table-cell>
          <table:covered-table-cell/>
          <table:covered-table-cell/>
          <table:covered-table-cell/>
          <table:covered-table-cell/>
          <table:covered-table-cell/>
          <table:covered-table-cell/>
        </table:table-row>
        <table:table-row table:style-name="Table1.B1.1">
          <table:table-cell table:style-name="Table1.B1.1.1" table:number-columns-spanned="2" office:value-type="string">
            <text:p text:style-name="Standard">Officer Placing Animal</text:p>
          </table:table-cell>
          <table:covered-table-cell/>
          <table:table-cell table:style-name="Table1.B1.1.1" table:number-columns-spanned="3" office:value-type="string">
            <text:p text:style-name="P5">&lt;&lt;NameOfPersonBroughtAnimalIn&gt;&gt;</text:p>
          </table:table-cell>
          <table:covered-table-cell/>
          <table:covered-table-cell/>
          <table:table-cell table:style-name="Table1.B1.1.1" table:number-columns-spanned="2" office:value-type="string">
            <text:p text:style-name="Standard">No</text:p>
          </table:table-cell>
          <table:covered-table-cell/>
          <table:table-cell table:style-name="Table1.B1.1.1" office:value-type="string">
            <text:p text:style-name="Standard">Group</text:p>
          </table:table-cell>
        </table:table-row>
        <table:table-row table:style-name="Table1.B1.1">
          <table:table-cell table:style-name="Table1.B1.1.1" table:number-columns-spanned="2" office:value-type="string">
            <text:p text:style-name="Standard">Boarded at</text:p>
          </table:table-cell>
          <table:covered-table-cell/>
          <table:table-cell table:style-name="Table1.B1.1.1" table:number-columns-spanned="6" office:value-type="string">
            <text:p text:style-name="P4">Sheffield Animal Home</text:p>
          </table:table-cell>
          <table:covered-table-cell/>
          <table:covered-table-cell/>
          <table:covered-table-cell/>
          <table:covered-table-cell/>
          <table:covered-table-cell/>
        </table:table-row>
        <table:table-row table:style-name="Table1.B1.1">
          <table:table-cell table:style-name="Table1.B1.1.1" table:number-columns-spanned="2" office:value-type="string">
            <text:p text:style-name="Standard">Date of Admission</text:p>
          </table:table-cell>
          <table:covered-table-cell/>
          <table:table-cell table:style-name="Table1.B1.1.1" office:value-type="string">
            <text:p text:style-name="P5">&lt;&lt;DateBroughtIn&gt;&gt;</text:p>
          </table:table-cell>
          <table:table-cell table:style-name="Table1.B1.1.1" table:number-columns-spanned="3" office:value-type="string">
            <text:p text:style-name="Standard">Reason for admission</text:p>
          </table:table-cell>
          <table:covered-table-cell/>
          <table:covered-table-cell/>
          <table:table-cell table:style-name="Table1.B1.1.1" table:number-columns-spanned="2" office:value-type="string">
            <text:p text:style-name="P5">&lt;&lt;ReasonForEntry&gt;&gt;</text:p>
          </table:table-cell>
          <table:covered-table-cell/>
        </table:table-row>
        <table:table-row table:style-name="Table1.B1.1">
          <table:table-cell table:style-name="Table1.B1.1.1" table:number-columns-spanned="8" office:value-type="string">
            <text:p text:style-name="Standard">Has this animal been signed over to the RSPCA?</text:p>
          </table:table-cell>
          <table:covered-table-cell/>
          <table:covered-table-cell/>
          <table:covered-table-cell/>
          <table:covered-table-cell/>
          <table:covered-table-cell/>
          <table:covered-table-cell/>
          <table:covered-table-cell/>
        </table:table-row>
        <table:table-row table:style-name="Table1.B1.1">
          <table:table-cell table:style-name="Table1.B1.1.1" table:number-columns-spanned="8" office:value-type="string">
            <text:p text:style-name="Standard">Is the animal the subject of an investigation/prosecution?</text:p>
          </table:table-cell>
          <table:covered-table-cell/>
          <table:covered-table-cell/>
          <table:covered-table-cell/>
          <table:covered-table-cell/>
          <table:covered-table-cell/>
          <table:covered-table-cell/>
          <table:covered-table-cell/>
        </table:table-row>
        <table:table-row table:style-name="Table1.B1.1">
          <table:table-cell table:style-name="Table1.B1.1.1" table:number-columns-spanned="4" office:value-type="string">
            <text:p text:style-name="Standard">If so Log No</text:p>
          </table:table-cell>
          <table:covered-table-cell/>
          <table:covered-table-cell/>
          <table:covered-table-cell/>
          <table:table-cell table:style-name="Table1.B1.1.1" table:number-columns-spanned="4" office:value-type="string">
            <text:p text:style-name="Standard">Case No</text:p>
          </table:table-cell>
          <table:covered-table-cell/>
          <table:covered-table-cell/>
          <table:covered-table-cell/>
        </table:table-row>
        <table:table-row table:style-name="Table1.B1.1">
          <table:table-cell table:style-name="Table1.B1.1.1" table:number-columns-spanned="8" office:value-type="string">
            <text:p text:style-name="Standard">Expected duration of boarding period</text:p>
          </table:table-cell>
          <table:covered-table-cell/>
          <table:covered-table-cell/>
          <table:covered-table-cell/>
          <table:covered-table-cell/>
          <table:covered-table-cell/>
          <table:covered-table-cell/>
          <table:covered-table-cell/>
        </table:table-row>
      </table:table>
      <text:p text:style-name="Standard"/>
      <text:p text:style-name="Standard">The animal referred above is placed in your charge awaiting the outcome of enquiries/proceedings. The period of boarding will be reviewed with you at regular intervals. I or, in my absence, one of my colleagues will visit you on at least a fortnightly basis to monitor the animals condition. You are requested to maintain the record on the reserve of this proforma which may be tendered as evidence in subsequent proceedings.</text:p>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Standard">Animal Received By : Signed</text:p>
          </table:table-cell>
          <table:covered-table-cell/>
          <table:table-cell table:style-name="Table2.A1" office:value-type="string">
            <text:p text:style-name="Standard">Date</text:p>
          </table:table-cell>
          <table:table-cell table:style-name="Table2.A1" office:value-type="string">
            <text:p text:style-name="P5">&lt;&lt;DateBroughtIn&gt;&gt;</text:p>
          </table:table-cell>
        </table:table-row>
        <table:table-row table:style-name="Table2.1">
          <table:table-cell table:style-name="Table2.A1" office:value-type="string">
            <text:p text:style-name="Standard">Boarding Establishment Ref No</text:p>
          </table:table-cell>
          <table:table-cell table:style-name="Table2.A1" table:number-columns-spanned="3" office:value-type="string">
            <text:p text:style-name="P5">&lt;&lt;ShortShelterCode&gt;&gt;</text:p>
          </table:table-cell>
          <table:covered-table-cell/>
          <table:covered-table-cell/>
        </table:table-row>
      </table:table>
      <text:p text:style-name="Standard"/>
      <text:p text:style-name="Standard">The reserve of the proforma is to be utilised to record the animals’ condition. The first entry must be completed at the time the animal is received. Each proforma is to be used in respect of one animal only.</text:p>
      <text:p text:style-name="Standard"/>
      <text:p text:style-name="Standard"/>
      <text:p text:style-name="Standard"/>
      <text:p text:style-name="Standard"/>
      <text:p text:style-name="Standard"/>
      <text:p text:style-name="Standard"/>
      <text:p text:style-name="Standard"/>
      <text:p text:style-name="Standard"/>
      <text:p text:style-name="Standard"/>
      <text:p text:style-name="P6"><text:s/>ANIMAL CENTRE <text:tab/><text:tab/><text:tab/><text:tab/><text:tab/><text:tab/><text:tab/><text:tab/><text:tab/><text:tab/><text:tab/><text:tab/><text:tab/><text:tab/> <text:s text:c="5"/>WEIGHT SHEET</text:p>
      <text:p text:style-name="Default_20_Text"><text:tab/><text:tab/><text:tab/> kg</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7">Date</text:p>
          </table:table-cell>
          <table:table-cell table:style-name="Table3.A1" office:value-type="string">
            <text:p text:style-name="P7">Weight</text:p>
          </table:table-cell>
          <table:table-cell table:style-name="Table3.A1" office:value-type="string">
            <text:p text:style-name="P7">Weight Change</text:p>
          </table:table-cell>
          <table:table-cell table:style-name="Table3.A1" office:value-type="string">
            <text:p text:style-name="P7">Comment</text:p>
          </table:table-cell>
          <table:table-cell table:style-name="Table3.E1" office:value-type="string">
            <text:p text:style-name="P7">Sign</text:p>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row>
          <table:table-cell table:style-name="Table3.A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B2" office:value-type="string">
            <text:p text:style-name="Default_20_Text"/>
          </table:table-cell>
          <table:table-cell table:style-name="Table3.E2" office:value-type="string">
            <text:p text:style-name="Default_20_Text"/>
          </table:table-cell>
        </table:table-row>
      </table:table>
      <text:p text:style-name="Default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S Mincho" svg:font-family="'MS Mincho', 'ＭＳ 明朝'" style:font-family-generic="roman"/>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text-properties style:use-window-font-color="true" style:font-name="Times New Roman" fo:font-size="12pt" fo:language="en" fo:country="GB"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keep-with-next="always"/>
      <style:text-properties fo:font-size="14pt" style:text-underline-style="solid" style:text-underline-width="auto" style:text-underline-color="font-color" style:font-size-asian="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Subtitle" style:class="chapter">
      <style:paragraph-properties fo:text-align="center" style:justify-single-word="false"/>
      <style:text-properties fo:font-size="18pt" style:text-underline-style="solid" style:text-underline-width="auto" style:text-underline-color="font-color"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Text" style:display-name="Table Text" style:family="paragraph" style:parent-style-name="Standard">
      <style:paragraph-properties style:text-autospace="none" style:punctuation-wrap="simple" style:vertical-align="baseline">
        <style:tab-stops>
          <style:tab-stop style:position="0cm" style:type="char" style:char="."/>
        </style:tab-stops>
      </style:paragraph-properties>
    </style:style>
    <style:style style:name="Default_20_Text" style:display-name="Default Text" style:family="paragraph" style:parent-style-name="Standard">
      <style:paragraph-properties style:text-autospace="none" style:punctuation-wrap="simple" style:vertical-align="baseline"/>
    </style:style>
    <style:style style:name="Footnote_20_Symbol" style:display-name="Footnote Symbol" style:family="text"/>
    <style:style style:name="Endnote_20_Symbol" style:display-name="Endnote Symbol" style:family="text"/>
    <style:style style:name="WW-Default_20_Paragraph_20_Font" style:display-name="WW-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0.762cm" fo:margin-bottom="0.762cm" fo:margin-left="0.76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style:master-page style:name="Convert_20_1" style:display-name="Convert 1" style:page-layout-name="pm3"/>
    <style:master-page style:name="Convert_20_2" style:display-name="Convert 2"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RSPCA</dc:title>
    <meta:initial-creator>Unknown User</meta:initial-creator>
    <meta:creation-date>2002-01-19T12:57:00</meta:creation-date>
    <dc:date>2004-09-21T12:43:44</dc:date>
    <dc:language>en-US</dc:language>
    <meta:editing-cycles>8</meta:editing-cycles>
    <meta:editing-duration>PT12M23S</meta:editing-duration>
    <meta:user-defined meta:name="Info 1"/>
    <meta:user-defined meta:name="Info 2"/>
    <meta:user-defined meta:name="Info 3"/>
    <meta:user-defined meta:name="Info 4"/>
    <meta:document-statistic meta:table-count="3" meta:image-count="0" meta:object-count="0" meta:page-count="3" meta:paragraph-count="43" meta:word-count="264" meta:character-count="1712"/>
  </office:meta>
</office:document-meta>
</file>